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de1" officeooo:paragraph-rsid="001f2de1"/>
    </style:style>
    <style:style style:name="P2" style:family="paragraph" style:parent-style-name="Standard">
      <style:text-properties fo:font-size="30pt" officeooo:rsid="001f2de1" officeooo:paragraph-rsid="001f2de1" style:font-size-asian="30pt" style:font-size-complex="30pt"/>
    </style:style>
    <style:style style:name="P3" style:family="paragraph" style:parent-style-name="Standard">
      <style:paragraph-properties fo:text-align="center" style:justify-single-word="false"/>
      <style:text-properties fo:font-size="30pt" officeooo:rsid="001f2de1" officeooo:paragraph-rsid="001f2de1" style:font-size-asian="30pt" style:font-size-complex="30pt"/>
    </style:style>
    <style:style style:name="T1" style:family="text">
      <style:text-properties officeooo:rsid="001f8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UPIL Théo</text:p>
      <text:p text:style-name="P1">M1 MIAGE</text:p>
      <text:p text:style-name="P1">GROUPE A</text:p>
      <text:p text:style-name="P1"><text:span text:style-name="T1">encadrant : </text:span>LE ROCH Adrien</text:p>
      <text:p text:style-name="P1"/>
      <text:p text:style-name="P1"/>
      <text:p text:style-name="P1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Rapport de TP</text:p>
      <text:p text:style-name="P3">Mini éditeur de text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9T20:38:30.670000000</meta:creation-date>
    <dc:date>2022-12-19T21:52:17.363000000</dc:date>
    <meta:editing-duration>PT1H13M45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6" meta:word-count="18" meta:character-count="87" meta:non-whitespace-character-count="75"/>
  </office:meta>
</office:document-meta>
</file>